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66" fo:min-height="0.75cm"/>
    </style:style>
    <style:style style:name="gr2" style:family="graphic" style:parent-style-name="objectwithoutfill">
      <style:graphic-properties svg:stroke-width="0.159cm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solid" draw:fill-color="#ffff66" draw:textarea-vertical-align="middle" fo:min-height="0.75cm" fo:padding-top="0.12cm" fo:padding-bottom="0.12cm" fo:padding-left="0.245cm" fo:padding-right="0.245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ffff66" draw:textarea-vertical-align="middle" fo:min-height="0.71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ffff66" draw:textarea-vertical-align="middle" fo:min-height="0.732cm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18cm" draw:marker-start-width="0.227cm" draw:marker-end="Arrow" draw:marker-end-width="0.327cm" svg:stroke-linecap="round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draw:marker-start-width="0.227cm" draw:marker-end="Arrow" draw:marker-end-width="0.327cm" svg:stroke-linecap="butt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draw:stroke="solid" draw:stroke-dash="Ultrafine_20_Dashed" svg:stroke-color="#000000" draw:fill="solid" draw:fill-color="#ffff66" draw:textarea-horizontal-align="left" draw:textarea-vertical-align="middle" draw:auto-grow-height="true" draw:auto-grow-width="false" fo:min-height="0.75cm" fo:min-width="0cm"/>
    </style:style>
    <style:style style:name="gr10" style:family="graphic" style:parent-style-name="standard">
      <style:graphic-properties draw:stroke="solid" svg:stroke-color="#000000" draw:fill="solid" draw:fill-color="#ffff66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draw:stroke="solid" svg:stroke-color="#000000" draw:fill="solid" draw:fill-color="#ffff66" draw:textarea-horizontal-align="left" draw:textarea-vertical-align="middle" draw:auto-grow-height="true" draw:auto-grow-width="false" fo:min-height="0.75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solid" svg:stroke-color="#000000" draw:fill="solid" draw:fill-color="#ffff66" fo:min-height="0.733cm"/>
    </style:style>
    <style:style style:name="P1" style:family="paragraph">
      <loext:graphic-properties draw:fill="solid" draw:fill-color="#ffff6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6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cm" svg:height="1cm" svg:x="2cm" svg:y="2cm">
          <draw:text-box>
            <text:p>BencodingElement</text:p>
          </draw:text-box>
        </draw:frame>
        <draw:line draw:style-name="gr2" draw:text-style-name="P2" xml:id="id1" draw:id="id1" draw:layer="layout" svg:x1="3cm" svg:y1="4cm" svg:x2="3cm" svg:y2="6cm">
          <text:p/>
        </draw:line>
        <draw:frame draw:style-name="gr3" draw:text-style-name="P4" xml:id="id2" draw:id="id2" draw:layer="layout" svg:width="5.2cm" svg:height="0.99cm" svg:x="5.7cm" svg:y="4.5cm">
          <draw:text-box>
            <text:p text:style-name="P3">BencodingString</text:p>
          </draw:text-box>
        </draw:frame>
        <draw:frame draw:style-name="gr4" draw:text-style-name="P4" xml:id="id6" draw:id="id6" draw:layer="layout" svg:width="6.4cm" svg:height="0.98cm" svg:x="5.1cm" svg:y="10.486cm">
          <draw:text-box>
            <text:p text:style-name="P3">BencodingDictionary</text:p>
          </draw:text-box>
        </draw:frame>
        <draw:frame draw:style-name="gr5" draw:text-style-name="P4" xml:id="id4" draw:id="id4" draw:layer="layout" svg:width="5.8cm" svg:height="1cm" svg:x="5.4cm" svg:y="6.495cm">
          <draw:text-box>
            <text:p text:style-name="P3">BencodingNumber</text:p>
          </draw:text-box>
        </draw:frame>
        <draw:line draw:style-name="gr2" draw:text-style-name="P2" xml:id="id7" draw:id="id7" draw:layer="layout" svg:x1="13.3cm" svg:y1="4cm" svg:x2="13.3cm" svg:y2="6cm">
          <text:p/>
        </draw:line>
        <draw:frame draw:style-name="gr5" draw:text-style-name="P4" xml:id="id5" draw:id="id5" draw:layer="layout" svg:width="4.5cm" svg:height="1cm" svg:x="6.05cm" svg:y="8.495cm">
          <draw:text-box>
            <text:p text:style-name="P3">BencodingList</text:p>
          </draw:text-box>
        </draw:frame>
        <draw:connector draw:style-name="gr6" draw:text-style-name="P2" xml:id="id3" draw:id="id3" draw:layer="layout" svg:x1="3cm" svg:y1="5cm" svg:x2="5.7cm" svg:y2="4.995cm" draw:start-shape="id1" draw:start-glue-point="1" draw:end-shape="id2" svg:d="M3000 5000h1386v-5h1314" svg:viewBox="0 0 2701 6">
          <text:p/>
        </draw:connector>
        <draw:connector draw:style-name="gr6" draw:text-style-name="P2" draw:layer="layout" svg:x1="4.386cm" svg:y1="4.997cm" svg:x2="5.4cm" svg:y2="6.995cm" draw:start-shape="id3" draw:start-glue-point="0" draw:end-shape="id4" draw:end-glue-point="3" svg:d="M4386 4997v1998h1014" svg:viewBox="0 0 1015 1999">
          <text:p/>
        </draw:connector>
        <draw:connector draw:style-name="gr6" draw:text-style-name="P2" draw:layer="layout" svg:x1="4.386cm" svg:y1="4.997cm" svg:x2="6.05cm" svg:y2="8.995cm" draw:start-shape="id3" draw:start-glue-point="0" draw:end-shape="id5" draw:end-glue-point="3" svg:d="M4386 4997v3998h1664" svg:viewBox="0 0 1665 3999">
          <text:p/>
        </draw:connector>
        <draw:connector draw:style-name="gr6" draw:text-style-name="P2" draw:layer="layout" svg:x1="4.386cm" svg:y1="4.997cm" svg:x2="5.1cm" svg:y2="10.976cm" draw:start-shape="id3" draw:start-glue-point="0" draw:end-shape="id6" draw:end-glue-point="3" svg:d="M4386 4997v5979h714" svg:viewBox="0 0 715 5980">
          <text:p/>
        </draw:connector>
        <draw:connector draw:style-name="gr7" draw:text-style-name="P2" xml:id="id8" draw:id="id8" draw:layer="layout" svg:x1="10.9cm" svg:y1="4.995cm" svg:x2="13.3cm" svg:y2="5cm" draw:start-shape="id2" draw:start-glue-point="1" draw:end-shape="id7" draw:end-glue-point="1" svg:d="M10900 4995h1165v5h1235" svg:viewBox="0 0 2401 6">
          <text:p/>
        </draw:connector>
        <draw:connector draw:style-name="gr8" draw:text-style-name="P5" draw:layer="layout" svg:x1="11.5cm" svg:y1="10.976cm" svg:x2="12.065cm" svg:y2="4.997cm" draw:start-shape="id6" draw:start-glue-point="1" draw:end-shape="id8" draw:end-glue-point="0" svg:d="M11500 10976h565v-5979" svg:viewBox="0 0 566 5980">
          <text:p/>
        </draw:connector>
        <draw:connector draw:style-name="gr8" draw:text-style-name="P5" draw:layer="layout" svg:x1="10.55cm" svg:y1="8.995cm" svg:x2="12.065cm" svg:y2="4.997cm" draw:start-shape="id5" draw:start-glue-point="1" draw:end-shape="id8" draw:end-glue-point="0" svg:d="M10550 8995h1515v-3998" svg:viewBox="0 0 1516 3999">
          <text:p/>
        </draw:connector>
        <draw:connector draw:style-name="gr8" draw:text-style-name="P5" draw:layer="layout" svg:x1="11.2cm" svg:y1="6.995cm" svg:x2="12.065cm" svg:y2="4.997cm" draw:start-shape="id4" draw:start-glue-point="1" draw:end-shape="id8" draw:end-glue-point="0" svg:d="M11200 6995h865v-1998" svg:viewBox="0 0 866 1999">
          <text:p/>
        </draw:connector>
      </draw:page>
      <draw:page draw:name="page2" draw:style-name="dp1" draw:master-page-name="Default">
        <draw:frame draw:style-name="gr3" draw:text-style-name="P4" draw:layer="layout" svg:width="5.2cm" svg:height="0.99cm" svg:x="2cm" svg:y="2.01cm">
          <draw:text-box>
            <text:p text:style-name="P3">BencodingString</text:p>
          </draw:text-box>
        </draw:frame>
        <draw:line draw:style-name="gr2" draw:text-style-name="P2" xml:id="id9" draw:id="id9" draw:layer="layout" svg:x1="3cm" svg:y1="4cm" svg:x2="3cm" svg:y2="6cm">
          <text:p/>
        </draw:line>
        <draw:line draw:style-name="gr2" draw:text-style-name="P2" xml:id="id12" draw:id="id12" draw:layer="layout" svg:x1="17cm" svg:y1="4cm" svg:x2="17cm" svg:y2="6cm">
          <text:p/>
        </draw:line>
        <draw:frame draw:style-name="gr9" draw:text-style-name="P4" xml:id="id11" draw:id="id11" draw:layer="layout" svg:width="1cm" svg:height="1cm" svg:x="13cm" svg:y="3.5cm">
          <draw:text-box>
            <text:p text:style-name="P3"><text:s/>:</text:p>
          </draw:text-box>
        </draw:frame>
        <draw:frame draw:style-name="gr10" draw:text-style-name="P1" xml:id="id16" draw:id="id16" draw:layer="layout" svg:width="1.9cm" svg:height="1cm" svg:x="13.9cm" svg:y="5.5cm">
          <draw:text-box>
            <text:p>Char</text:p>
          </draw:text-box>
        </draw:frame>
        <draw:frame draw:style-name="gr11" draw:text-style-name="P4" xml:id="id10" draw:id="id10" draw:layer="layout" svg:width="1.2cm" svg:height="1cm" svg:x="5cm" svg:y="3.5cm">
          <draw:text-box>
            <text:p text:style-name="P3"><text:s/>0</text:p>
          </draw:text-box>
        </draw:frame>
        <draw:frame draw:style-name="gr11" draw:text-style-name="P4" xml:id="id13" draw:id="id13" draw:layer="layout" svg:width="2.18cm" svg:height="1cm" svg:x="5cm" svg:y="5.5cm">
          <draw:text-box>
            <text:p text:style-name="P3">1 to 9</text:p>
          </draw:text-box>
        </draw:frame>
        <draw:frame draw:style-name="gr11" draw:text-style-name="P4" xml:id="id14" draw:id="id14" draw:layer="layout" svg:width="2.1cm" svg:height="1cm" svg:x="8.2cm" svg:y="5.5cm">
          <draw:text-box>
            <text:p text:style-name="P3">0 to 9</text:p>
          </draw:text-box>
        </draw:frame>
        <draw:connector draw:style-name="gr12" draw:text-style-name="P2" draw:layer="layout" svg:x1="3cm" svg:y1="5cm" svg:x2="5cm" svg:y2="4cm" draw:start-shape="id9" draw:start-glue-point="1" draw:end-shape="id10" draw:end-glue-point="3" svg:d="M3000 5000h1040v-1000h960" svg:viewBox="0 0 2001 1001">
          <text:p/>
        </draw:connector>
        <draw:connector draw:style-name="gr12" draw:text-style-name="P2" draw:layer="layout" svg:x1="6.2cm" svg:y1="4cm" svg:x2="13cm" svg:y2="4cm" draw:start-shape="id10" draw:start-glue-point="1" draw:end-shape="id11" draw:end-glue-point="3" svg:d="M6200 4000h6800" svg:viewBox="0 0 6801 1">
          <text:p/>
        </draw:connector>
        <draw:connector draw:style-name="gr12" draw:text-style-name="P2" draw:layer="layout" draw:line-skew="-0.561cm" svg:x1="14cm" svg:y1="4cm" svg:x2="17cm" svg:y2="5cm" draw:start-shape="id11" draw:start-glue-point="1" draw:end-shape="id12" draw:end-glue-point="1" svg:d="M14000 4000h900v1000h2100" svg:viewBox="0 0 3001 1001">
          <text:p/>
        </draw:connector>
        <draw:connector draw:style-name="gr12" draw:text-style-name="P2" draw:layer="layout" svg:x1="3cm" svg:y1="5cm" svg:x2="5cm" svg:y2="6cm" draw:start-shape="id9" draw:start-glue-point="1" draw:end-shape="id13" draw:end-glue-point="3" svg:d="M3000 5000h1040v1000h960" svg:viewBox="0 0 2001 1001">
          <text:p/>
        </draw:connector>
        <draw:connector draw:style-name="gr12" draw:text-style-name="P2" draw:layer="layout" svg:x1="7.18cm" svg:y1="6cm" svg:x2="8.2cm" svg:y2="6cm" draw:start-shape="id13" draw:start-glue-point="1" draw:end-shape="id14" draw:end-glue-point="3" svg:d="M7180 6000h1020" svg:viewBox="0 0 1021 1">
          <text:p/>
        </draw:connector>
        <draw:frame draw:style-name="gr9" draw:text-style-name="P4" xml:id="id15" draw:id="id15" draw:layer="layout" svg:width="1cm" svg:height="1cm" svg:x="11.6cm" svg:y="5.5cm">
          <draw:text-box>
            <text:p text:style-name="P3"><text:s/>:</text:p>
          </draw:text-box>
        </draw:frame>
        <draw:connector draw:style-name="gr12" draw:text-style-name="P2" draw:layer="layout" svg:x1="10.3cm" svg:y1="6cm" svg:x2="11.6cm" svg:y2="6cm" draw:start-shape="id14" draw:start-glue-point="1" draw:end-shape="id15" draw:end-glue-point="3" svg:d="M10300 6000h1300" svg:viewBox="0 0 1301 1">
          <text:p/>
        </draw:connector>
        <draw:connector draw:style-name="gr12" draw:text-style-name="P2" draw:layer="layout" svg:x1="12.6cm" svg:y1="6cm" svg:x2="13.9cm" svg:y2="6cm" draw:start-shape="id15" draw:start-glue-point="1" draw:end-shape="id16" draw:end-glue-point="3" svg:d="M12600 6000h1300" svg:viewBox="0 0 1301 1">
          <text:p/>
        </draw:connector>
        <draw:connector draw:style-name="gr12" draw:text-style-name="P2" draw:layer="layout" draw:line-skew="0cm 0.299cm" svg:x1="15.8cm" svg:y1="6cm" svg:x2="14.85cm" svg:y2="6.5cm" draw:start-shape="id16" draw:start-glue-point="1" draw:end-shape="id16" draw:end-glue-point="2" svg:d="M15800 6000h501v1300h-1451v-800" svg:viewBox="0 0 1452 1301">
          <text:p/>
        </draw:connector>
        <draw:line draw:style-name="gr13" draw:text-style-name="P2" draw:layer="layout" svg:x1="14.9cm" svg:y1="5.5cm" svg:x2="14.9cm" svg:y2="5cm">
          <text:p/>
        </draw:line>
        <draw:line draw:style-name="gr13" draw:text-style-name="P2" draw:layer="layout" svg:x1="9.8cm" svg:y1="6.5cm" svg:x2="9.8cm" svg:y2="7.2cm">
          <text:p/>
        </draw:line>
        <draw:line draw:style-name="gr13" draw:text-style-name="P2" draw:layer="layout" svg:x1="8.6cm" svg:y1="7.2cm" svg:x2="9.8cm" svg:y2="7.2cm">
          <text:p/>
        </draw:line>
        <draw:line draw:style-name="gr12" draw:text-style-name="P2" draw:layer="layout" svg:x1="8.6cm" svg:y1="7.2cm" svg:x2="8.6cm" svg:y2="6.5cm">
          <text:p/>
        </draw:line>
      </draw:page>
      <draw:page draw:name="page3" draw:style-name="dp1" draw:master-page-name="Default">
        <draw:frame draw:style-name="gr3" draw:text-style-name="P4" draw:layer="layout" svg:width="5.8cm" svg:height="0.99cm" svg:x="2cm" svg:y="2cm">
          <draw:text-box>
            <text:p text:style-name="P3">BencodingNumber</text:p>
          </draw:text-box>
        </draw:frame>
        <draw:line draw:style-name="gr2" draw:text-style-name="P2" xml:id="id17" draw:id="id17" draw:layer="layout" svg:x1="3cm" svg:y1="4.79cm" svg:x2="3cm" svg:y2="6.79cm">
          <text:p/>
        </draw:line>
        <draw:line draw:style-name="gr2" draw:text-style-name="P2" xml:id="id20" draw:id="id20" draw:layer="layout" svg:x1="16.1cm" svg:y1="4.79cm" svg:x2="16.1cm" svg:y2="6.79cm">
          <text:p/>
        </draw:line>
        <draw:frame draw:style-name="gr1" draw:text-style-name="P4" xml:id="id18" draw:id="id18" draw:layer="layout" svg:width="1cm" svg:height="1cm" svg:x="4.3cm" svg:y="5.291cm">
          <draw:text-box>
            <text:p text:style-name="P3">i</text:p>
          </draw:text-box>
        </draw:frame>
        <draw:frame draw:style-name="gr14" draw:text-style-name="P6" draw:layer="layout" svg:width="1.4cm" svg:height="1cm" svg:x="8cm" svg:y="5.291cm">
          <draw:text-box>
            <text:p><text:s/></text:p>
          </draw:text-box>
        </draw:frame>
        <draw:frame draw:style-name="gr10" draw:text-style-name="P4" xml:id="id19" draw:id="id19" draw:layer="layout" svg:width="1.2cm" svg:height="1cm" svg:x="13.7cm" svg:y="5.291cm">
          <draw:text-box>
            <text:p text:style-name="P3"><text:s/>e</text:p>
          </draw:text-box>
        </draw:frame>
        <draw:connector draw:style-name="gr12" draw:text-style-name="P2" draw:layer="layout" svg:x1="3cm" svg:y1="5.79cm" svg:x2="4.3cm" svg:y2="5.791cm" draw:start-shape="id17" draw:start-glue-point="1" draw:end-shape="id18" draw:end-glue-point="3" svg:d="M3000 5790h690v1h610" svg:viewBox="0 0 1301 2">
          <text:p/>
        </draw:connector>
        <draw:connector draw:style-name="gr12" draw:text-style-name="P2" draw:layer="layout" svg:x1="14.9cm" svg:y1="5.791cm" svg:x2="16.1cm" svg:y2="5.79cm" draw:start-shape="id19" draw:start-glue-point="1" draw:end-shape="id20" draw:end-glue-point="1" svg:d="M14900 5791h561v-1h639" svg:viewBox="0 0 1201 2">
          <text:p/>
        </draw:connector>
        <draw:frame draw:style-name="gr11" draw:text-style-name="P4" xml:id="id22" draw:id="id22" draw:layer="layout" svg:width="1.2cm" svg:height="1cm" svg:x="5.8cm" svg:y="7.59cm">
          <draw:text-box>
            <text:p text:style-name="P3"><text:s/>0</text:p>
          </draw:text-box>
        </draw:frame>
        <draw:frame draw:style-name="gr11" draw:text-style-name="P4" xml:id="id23" draw:id="id23" draw:layer="layout" svg:width="2.18cm" svg:height="1cm" svg:x="6.32cm" svg:y="5.291cm">
          <draw:text-box>
            <text:p text:style-name="P3">1 to 9</text:p>
          </draw:text-box>
        </draw:frame>
        <draw:frame draw:style-name="gr11" draw:text-style-name="P4" xml:id="id24" draw:id="id24" draw:layer="layout" svg:width="2.1cm" svg:height="1cm" svg:x="9.6cm" svg:y="5.29cm">
          <draw:text-box>
            <text:p text:style-name="P3">0 to 9</text:p>
          </draw:text-box>
        </draw:frame>
        <draw:connector draw:style-name="gr12" draw:text-style-name="P2" draw:layer="layout" svg:x1="4.8cm" svg:y1="5.291cm" svg:x2="5.8cm" svg:y2="4.49cm" draw:start-shape="id18" draw:start-glue-point="0" draw:end-shape="id21" draw:end-glue-point="3" svg:d="M4800 5291v-801h1000" svg:viewBox="0 0 1001 802">
          <text:p/>
        </draw:connector>
        <draw:connector draw:style-name="gr12" draw:text-style-name="P2" draw:layer="layout" svg:x1="7cm" svg:y1="8.09cm" svg:x2="14.3cm" svg:y2="6.291cm" draw:start-shape="id22" draw:start-glue-point="1" draw:end-shape="id19" draw:end-glue-point="2" svg:d="M7000 8090h7300v-1799" svg:viewBox="0 0 7301 1800">
          <text:p/>
        </draw:connector>
        <draw:connector draw:style-name="gr12" draw:text-style-name="P2" draw:layer="layout" svg:x1="5.3cm" svg:y1="5.791cm" svg:x2="6.32cm" svg:y2="5.791cm" draw:start-shape="id18" draw:start-glue-point="1" draw:end-shape="id23" draw:end-glue-point="3" svg:d="M5300 5791h1020" svg:viewBox="0 0 1021 1">
          <text:p/>
        </draw:connector>
        <draw:connector draw:style-name="gr12" draw:text-style-name="P2" draw:layer="layout" svg:x1="8.5cm" svg:y1="5.791cm" svg:x2="9.6cm" svg:y2="5.79cm" draw:start-shape="id23" draw:start-glue-point="1" draw:end-shape="id24" svg:d="M8500 5791h550v-1h550" svg:viewBox="0 0 1101 2">
          <text:p/>
        </draw:connector>
        <draw:connector draw:style-name="gr12" draw:text-style-name="P2" draw:layer="layout" draw:line-skew="-0.499cm" svg:x1="10.65cm" svg:y1="5.29cm" svg:x2="14.3cm" svg:y2="5.291cm" draw:start-shape="id24" draw:start-glue-point="0" draw:end-shape="id19" svg:d="M10650 5290v-1000h3650v1001" svg:viewBox="0 0 3651 1002">
          <text:p/>
        </draw:connector>
        <draw:frame draw:style-name="gr1" draw:text-style-name="P4" xml:id="id21" draw:id="id21" draw:layer="layout" svg:width="1cm" svg:height="1cm" svg:x="5.8cm" svg:y="3.99cm">
          <draw:text-box>
            <text:p text:style-name="P3">-</text:p>
          </draw:text-box>
        </draw:frame>
        <draw:connector draw:style-name="gr12" draw:text-style-name="P2" draw:layer="layout" svg:x1="4.8cm" svg:y1="6.291cm" svg:x2="5.8cm" svg:y2="8.09cm" draw:start-shape="id18" draw:start-glue-point="2" draw:end-shape="id22" draw:end-glue-point="3" svg:d="M4800 6291v1799h1000" svg:viewBox="0 0 1001 1800">
          <text:p/>
        </draw:connector>
        <draw:connector draw:style-name="gr12" draw:text-style-name="P2" draw:layer="layout" svg:x1="6.8cm" svg:y1="4.49cm" svg:x2="7.41cm" svg:y2="5.291cm" draw:start-shape="id21" draw:start-glue-point="1" draw:end-shape="id23" draw:end-glue-point="0" svg:d="M6800 4490h610v801" svg:viewBox="0 0 611 802">
          <text:p/>
        </draw:connector>
        <draw:connector draw:style-name="gr12" draw:text-style-name="P2" draw:layer="layout" draw:line-skew="0.898cm 1.5cm" svg:x1="7.41cm" svg:y1="6.291cm" svg:x2="13.7cm" svg:y2="5.791cm" draw:start-shape="id23" draw:start-glue-point="2" draw:end-shape="id19" draw:end-glue-point="3" svg:d="M7410 6291v1399h5190v-1899h1100" svg:viewBox="0 0 6291 1900">
          <text:p/>
        </draw:connector>
        <draw:connector draw:style-name="gr12" draw:text-style-name="P2" draw:layer="layout" svg:x1="10.65cm" svg:y1="6.29cm" svg:x2="10.65cm" svg:y2="6.29cm" draw:start-shape="id24" draw:start-glue-point="2" draw:end-shape="id24" draw:end-glue-point="2" svg:d="M10650 6290z" svg:viewBox="0 0 1 1">
          <text:p/>
        </draw:connector>
        <draw:line draw:style-name="gr13" draw:text-style-name="P2" draw:layer="layout" svg:x1="11.7cm" svg:y1="5.79cm" svg:x2="12.1cm" svg:y2="5.79cm">
          <text:p/>
        </draw:line>
        <draw:line draw:style-name="gr13" draw:text-style-name="P2" draw:layer="layout" svg:x1="12.1cm" svg:y1="5.79cm" svg:x2="12.1cm" svg:y2="7.19cm">
          <text:p/>
        </draw:line>
        <draw:line draw:style-name="gr13" draw:text-style-name="P2" draw:layer="layout" svg:x1="12.1cm" svg:y1="7.19cm" svg:x2="10.7cm" svg:y2="7.19cm">
          <text:p/>
        </draw:line>
        <draw:line draw:style-name="gr12" draw:text-style-name="P2" draw:layer="layout" svg:x1="10.7cm" svg:y1="7.19cm" svg:x2="10.7cm" svg:y2="6.29cm">
          <text:p/>
        </draw:line>
      </draw:page>
      <draw:page draw:name="page4" draw:style-name="dp1" draw:master-page-name="Default">
        <draw:frame draw:style-name="gr5" draw:text-style-name="P4" draw:layer="layout" svg:width="4.5cm" svg:height="1cm" svg:x="2cm" svg:y="2cm">
          <draw:text-box>
            <text:p text:style-name="P3">BencodingList</text:p>
          </draw:text-box>
        </draw:frame>
        <draw:frame draw:style-name="gr1" draw:text-style-name="P1" xml:id="id27" draw:id="id27" draw:layer="layout" svg:width="5.9cm" svg:height="1cm" svg:x="6.199cm" svg:y="4.5cm">
          <draw:text-box>
            <text:p>BencodingElement</text:p>
          </draw:text-box>
        </draw:frame>
        <draw:line draw:style-name="gr2" draw:text-style-name="P2" xml:id="id25" draw:id="id25" draw:layer="layout" svg:x1="3cm" svg:y1="4cm" svg:x2="3cm" svg:y2="6cm">
          <text:p/>
        </draw:line>
        <draw:line draw:style-name="gr2" draw:text-style-name="P2" xml:id="id29" draw:id="id29" draw:layer="layout" svg:x1="15.2cm" svg:y1="4cm" svg:x2="15.2cm" svg:y2="6cm">
          <text:p/>
        </draw:line>
        <draw:connector draw:style-name="gr6" draw:text-style-name="P2" draw:layer="layout" svg:x1="3cm" svg:y1="5cm" svg:x2="4.1cm" svg:y2="5cm" draw:start-shape="id25" draw:start-glue-point="1" draw:end-shape="id26" draw:end-glue-point="3" svg:d="M3000 5000h1100" svg:viewBox="0 0 1101 1">
          <text:p/>
        </draw:connector>
        <draw:connector draw:style-name="gr7" draw:text-style-name="P2" draw:layer="layout" draw:line-skew="-0.399cm" svg:x1="9.149cm" svg:y1="4.5cm" svg:x2="13.6cm" svg:y2="4.5cm" draw:start-shape="id27" draw:start-glue-point="0" draw:end-shape="id28" draw:end-glue-point="0" svg:d="M9149 4500v-900h4451v900" svg:viewBox="0 0 4452 901">
          <text:p/>
        </draw:connector>
        <draw:frame draw:style-name="gr1" draw:text-style-name="P4" xml:id="id26" draw:id="id26" draw:layer="layout" svg:width="1cm" svg:height="1cm" svg:x="4.1cm" svg:y="4.5cm">
          <draw:text-box>
            <text:p text:style-name="P3">l</text:p>
          </draw:text-box>
        </draw:frame>
        <draw:frame draw:style-name="gr10" draw:text-style-name="P4" xml:id="id28" draw:id="id28" draw:layer="layout" svg:width="1.2cm" svg:height="1cm" svg:x="13cm" svg:y="4.5cm">
          <draw:text-box>
            <text:p text:style-name="P3"><text:s/>e</text:p>
          </draw:text-box>
        </draw:frame>
        <draw:connector draw:style-name="gr12" draw:text-style-name="P2" draw:layer="layout" svg:x1="5.1cm" svg:y1="5cm" svg:x2="6.199cm" svg:y2="5cm" draw:start-shape="id26" draw:start-glue-point="1" draw:end-shape="id27" draw:end-glue-point="3" svg:d="M5100 5000h1099" svg:viewBox="0 0 1100 1">
          <text:p/>
        </draw:connector>
        <draw:connector draw:style-name="gr12" draw:text-style-name="P2" draw:layer="layout" svg:x1="14.2cm" svg:y1="5cm" svg:x2="15.2cm" svg:y2="5cm" draw:start-shape="id28" draw:start-glue-point="1" draw:end-shape="id29" draw:end-glue-point="1" svg:d="M14200 5000h1000" svg:viewBox="0 0 1001 1">
          <text:p/>
        </draw:connector>
        <draw:connector draw:style-name="gr12" draw:text-style-name="P2" draw:layer="layout" draw:line-skew="0cm 0.299cm" svg:x1="12.099cm" svg:y1="5cm" svg:x2="9.149cm" svg:y2="5.5cm" draw:start-shape="id27" draw:start-glue-point="1" draw:end-shape="id27" draw:end-glue-point="2" svg:d="M12099 5000h501v1300h-3451v-800" svg:viewBox="0 0 3452 1301">
          <text:p/>
        </draw:connector>
        <draw:connector draw:style-name="gr12" draw:text-style-name="P2" draw:layer="layout" draw:line-skew="0.699cm" svg:x1="4.6cm" svg:y1="5.5cm" svg:x2="13.6cm" svg:y2="5.5cm" draw:start-shape="id26" draw:start-glue-point="2" draw:end-shape="id28" draw:end-glue-point="2" svg:d="M4600 5500v1200h9000v-1200" svg:viewBox="0 0 9001 1201">
          <text:p/>
        </draw:connector>
      </draw:page>
      <draw:page draw:name="page5" draw:style-name="dp1" draw:master-page-name="Default">
        <draw:frame draw:style-name="gr5" draw:text-style-name="P4" draw:layer="layout" svg:width="6.4cm" svg:height="1cm" svg:x="2cm" svg:y="2.036cm">
          <draw:text-box>
            <text:p text:style-name="P3">BencodingDictionary</text:p>
          </draw:text-box>
        </draw:frame>
        <draw:frame draw:style-name="gr1" draw:text-style-name="P1" xml:id="id33" draw:id="id33" draw:layer="layout" svg:width="5.9cm" svg:height="1cm" svg:x="5.964cm" svg:y="5.9cm">
          <draw:text-box>
            <text:p>BencodingElement</text:p>
          </draw:text-box>
        </draw:frame>
        <draw:line draw:style-name="gr2" draw:text-style-name="P2" xml:id="id30" draw:id="id30" draw:layer="layout" svg:x1="3cm" svg:y1="4.429cm" svg:x2="3cm" svg:y2="6.429cm">
          <text:p/>
        </draw:line>
        <draw:line draw:style-name="gr2" draw:text-style-name="P2" xml:id="id35" draw:id="id35" draw:layer="layout" svg:x1="15.264cm" svg:y1="4.4cm" svg:x2="15.264cm" svg:y2="6.4cm">
          <text:p/>
        </draw:line>
        <draw:connector draw:style-name="gr6" draw:text-style-name="P2" draw:layer="layout" svg:x1="3cm" svg:y1="5.429cm" svg:x2="4.364cm" svg:y2="5.429cm" draw:start-shape="id30" draw:start-glue-point="1" draw:end-shape="id31" draw:end-glue-point="3" svg:d="M3000 5429h1364" svg:viewBox="0 0 1365 1">
          <text:p/>
        </draw:connector>
        <draw:frame draw:style-name="gr15" draw:text-style-name="P1" xml:id="id32" draw:id="id32" draw:layer="layout" svg:width="5.2cm" svg:height="0.983cm" svg:x="6.314cm" svg:y="3.9cm">
          <draw:text-box>
            <text:p>BencodingString</text:p>
          </draw:text-box>
        </draw:frame>
        <draw:frame draw:style-name="gr1" draw:text-style-name="P4" xml:id="id31" draw:id="id31" draw:layer="layout" svg:width="1cm" svg:height="1cm" svg:x="4.364cm" svg:y="4.929cm">
          <draw:text-box>
            <text:p text:style-name="P3">d</text:p>
          </draw:text-box>
        </draw:frame>
        <draw:frame draw:style-name="gr10" draw:text-style-name="P4" xml:id="id34" draw:id="id34" draw:layer="layout" svg:width="1.2cm" svg:height="1cm" svg:x="12.864cm" svg:y="4.9cm">
          <draw:text-box>
            <text:p text:style-name="P3"><text:s/>e</text:p>
          </draw:text-box>
        </draw:frame>
        <draw:connector draw:style-name="gr12" draw:text-style-name="P2" draw:layer="layout" svg:x1="4.864cm" svg:y1="4.929cm" svg:x2="6.314cm" svg:y2="4.391cm" draw:start-shape="id31" draw:start-glue-point="0" draw:end-shape="id32" svg:d="M4864 4929v-538h1450" svg:viewBox="0 0 1451 539">
          <text:p/>
        </draw:connector>
        <draw:connector draw:style-name="gr12" draw:text-style-name="P2" draw:layer="layout" draw:line-skew="-0.2cm" svg:x1="11.864cm" svg:y1="6.4cm" svg:x2="12.864cm" svg:y2="5.4cm" draw:start-shape="id33" draw:start-glue-point="1" draw:end-shape="id34" draw:end-glue-point="3" svg:d="M11864 6400h300v-1000h700" svg:viewBox="0 0 1001 1001">
          <text:p/>
        </draw:connector>
        <draw:connector draw:style-name="gr12" draw:text-style-name="P2" draw:layer="layout" draw:type="curve" svg:x1="14.064cm" svg:y1="5.4cm" svg:x2="15.264cm" svg:y2="5.4cm" draw:start-shape="id34" draw:start-glue-point="1" draw:end-shape="id35" draw:end-glue-point="1" svg:d="M14064 5400h1200" svg:viewBox="0 0 1201 1">
          <text:p/>
        </draw:connector>
        <draw:line draw:style-name="gr12" draw:text-style-name="P2" draw:layer="layout" svg:x1="6.964cm" svg:y1="4.9cm" svg:x2="6.964cm" svg:y2="5.9cm">
          <text:p/>
        </draw:line>
        <draw:line draw:style-name="gr12" draw:text-style-name="P2" draw:layer="layout" svg:x1="10.964cm" svg:y1="5.9cm" svg:x2="10.964cm" svg:y2="4.9cm">
          <text:p/>
        </draw:line>
        <draw:connector draw:style-name="gr12" draw:text-style-name="P2" draw:layer="layout" draw:line-skew="0.87cm" svg:x1="4.864cm" svg:y1="5.929cm" svg:x2="13.464cm" svg:y2="5.9cm" draw:start-shape="id31" draw:start-glue-point="2" draw:end-shape="id34" draw:end-glue-point="2" svg:d="M4864 5929v1371h8600v-1400" svg:viewBox="0 0 86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4:13:09.543000000</meta:creation-date>
    <dc:date>2015-10-26T20:11:45.340000000</dc:date>
    <meta:editing-duration>PT1H1S</meta:editing-duration>
    <meta:editing-cycles>5</meta:editing-cycles>
    <meta:generator>LibreOffice/4.4.1.2$Windows_x86 LibreOffice_project/45e2de17089c24a1fa810c8f975a7171ba4cd432</meta:generator>
    <meta:document-statistic meta:object-count="87"/>
  </office:meta>
</office:document-meta>
</file>